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Voorsan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29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JACOB VOORSANGER,/</text:p>
      <text:p text:style-name="P2">RABBI OF TEMPLE EMANUEL/</text:p>
      <text:p text:style-name="P2">2316 CALIFORNIA STREET./</text:p>
      <text:p text:style-name="P3">SAN FRANCISCO, CAL. May 29 1893/</text:p>
      <text:p text:style-name="P2">The Rev Dr. S. Morais,/</text:p>
      <text:p text:style-name="P2"><text:tab/>Philadelphia, Pa./</text:p>
      <text:p text:style-name="P2">My dear Sir/</text:p>
      <text:p text:style-name="P2"><text:tab/>The first leisure moments I enjoy after a long season/ of arduous labor I employ in penning you a few lines. <text:s/>First of all,/ permit me to inform you that my dear second son, Leon Morais Voorsanger,/ was a [Hebrew] on last Shabuoth and read the [Hebrew] in a/ clear, strong voice to the evident delectation of the vast congregation present./ <text:s/>In our service we read from [Hebrew] until [Hebrew], nearly two chapters,/ and the lad proved to be well trained. <text:s/>In view of the fact that about the/ same time last year we were about to lose our child, of which I wrote you/ at the time, you can understand <text:soft-page-break/>how happy his mother and I have/ been and we pray that we may yet bring him [Hebrew]. <text:s/>The boy/ has not only fully recovered his strength, but he has never been in such/ good health and his career in the schools is brilliant indeed. <text:s/>I will take/ it as a kindly act, if out of your goodness of heart you will send/ my dear child, who after a fashion is your God-son, a few words/ of blessing, and coming from you he will thoroughly appreciate them,/ for he knows you well, since his father often speaks of you. <text:s/>The fact/ that he read the [Hebrew] should convince you of two things; first, that we have/ an excellent Hebrew department in our religious school, and secondly,/ that we are not so radical as perhaps we are made out to be./</text:p>
      <text:p text:style-name="P2"><text:tab/>You have no doubt already met the Rev Joseph L. Levy. <text:s/>I have made/ it his duty to call on you on my personal behalf, to be as [Hebrew] and/ to convey to you my unchanged sentiments of regard and affection./ <text:s/>I hope he has done so; but it would not surprise me if he had not./ <text:s/>I see from the journals that he has already incurred your displeasure,/ and I venture to recommend, that you reserve your sage and eloquent/ words for more dangerous opponents. <text:s/>The young man is an enthusiast,/ believes that an unbridled tongue is a meritorious thing, and has not/ the faintest conception of discretion. <text:s/>He possesses some education; half/ of his reading is undigested, and I dare say, his elevation has com-/pletely intoxicated him. <text:s/>He means well enough; and he is a kindly/</text:p>
      <text:p text:style-name="P2"/>
      <text:p text:style-name="P2">[Page 2]</text:p>
      <text:p text:style-name="P2">fellow, who ten years hence will sing a different song. <text:s/>He lacks the/ conservatism of age, and I beg you to be patient with him. <text:s/>He served/ three years on this Coast, and left many friends./</text:p>
      <text:p text:style-name="P2">And now a word or two about literary matters. <text:s/>May I inquire of you, whether/ the famous expression [Hebrew] is at all found in the/ Talmud? <text:s/>I cannot find it after the most diligent search, of course, it/ is found in Maimonides' [Hebrew], where the [Hebrew] quotes [Hebrew]/ but that must be a misprint for on that page there is not the faintest/ suggestion of such a text. <text:s/>The quotation that comes nearest to it is/ in [Hebrew], where the Talmud tries so curiously to/ prove that Job has <text:span text:style-name="T2">no</text:span><text:span text:style-name="T3"> share in the future world [Hebrew]./ <text:s/>What makes me suspicious is the fact that Kohut's Arukh S. V. [Hebrew?] does </text:span><text:span text:style-name="T2">not</text:span><text:span text:style-name="T3">/ quote the passage, and that the passage itself is fashioned after the Talmud-/ical [Hebrew], which, if I have not forgotten, is in [Hebrew]. <text:s/>Will/ you kindly give me information on the subject?/</text:span></text:p>
      <text:p text:style-name="P2"><text:span text:style-name="T3">My next query is the following: How do you, from your standpoint, account for/ the discrepancy in the text of the Ten commandments in Deuteronomy and/ Exodus? <text:s/>In the fourth word, the text is so variant that it excites the closest/ inquiry. <text:s/>Much has been written on the subject; but little satisfies me. <text:s/>The most/ radical difference is that the Deuteronomist bases the observance of the Sabbath/ on [Hebrew] and the author of Exodus on the creation of the world. <text:s/>Did/ Moses write them both? <text:s/>The most vexatious part of it is that both Exodus/ and Deuteronomy attribute the words to God; in Exodus [Hebrew] and in/ Deuteronomy [Hebrew], where the word [Hebrew] excites my suspicion,/ inasmuch as the term [Hebrew] is used in Numbers. <text:s/>How do </text:span><text:span text:style-name="T2">you</text:span><text:span text:style-name="T3"> explain it? <text:s/>Would/ you object to an explanation that accounts for an </text:span><text:span text:style-name="T2">original</text:span><text:span text:style-name="T3"> Ten words,/ which, later on, in ten different versions, found their way to the North/ and South of Palestine? <text:s/>I am anxious about this matter. <text:s/>I know that/ you are more liberal with the prophets, so far as text-criticism is con-/cerned, than with the Pentateuch, and it is in view of your conservative/ views that I prefer to have my query answered by you. <text:s/>It will be/ unnecessary to give me the Jewish views, I know them. <text:s/>I am anxious/ for a personal opinion./</text:span></text:p>
      <text:p text:style-name="P2"><text:span text:style-name="T3">I have, last winter, prepared and delivered a course of nine lectures on the poetry of the/ old Testament, which before publication I would like to submit to/ your inspection. <text:s/>They are radical but [Hebrew]. <text:s/>Would you under-/take the task? <text:s/>Awaiting an early reply I am as ever/ Faithfully yours/ Jacob Voorsang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3T15:09:10.06</meta:creation-date>
    <meta:document-statistic meta:table-count="0" meta:image-count="0" meta:object-count="0" meta:page-count="3" meta:paragraph-count="75" meta:word-count="1040" meta:character-count="6151"/>
    <dc:date>2011-12-13T15:32:06.46</dc:date>
    <dc:creator>Penn Libraries</dc:creator>
    <meta:editing-duration>PT00H00M44S</meta:editing-duration>
    <meta:editing-cycles>1</meta:editing-cycles>
    <meta:generator>OpenOffice.org/3.2$Win32 OpenOffice.org_project/320m12$Build-9483</meta:generator>
  </office:meta>
</office:document-meta>
</file>